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50f6" officeooo:paragraph-rsid="001250f6"/>
    </style:style>
    <style:style style:name="P2" style:family="paragraph" style:parent-style-name="Standard">
      <style:text-properties officeooo:rsid="0012f09e" officeooo:paragraph-rsid="0012f09e"/>
    </style:style>
    <style:style style:name="T1" style:family="text">
      <style:text-properties officeooo:rsid="0012f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010 – Jouer partie</text:p>
      <text:p text:style-name="P1">=&gt;Présente UC10 car une partie du CdC discute du joueur qui recherche une partie</text:p>
      <text:p text:style-name="P1">on a decide de presenter car pertinente pour la presenter</text:p>
      <text:p text:style-name="P1"/>
      <text:p text:style-name="P1">Joueur =&gt; car visiteur peut pas jouer et UC c'est le joueur</text:p>
      <text:p text:style-name="P1">Precondition =&gt; connecté</text:p>
      <text:p text:style-name="P1">5 =&gt; cahier des charges</text:p>
      <text:p text:style-name="P1">monter le rang (0 et 100)</text:p>
      <text:p text:style-name="P1">pack de cartes gratuits</text:p>
      <text:p text:style-name="P1"/>
      <text:p text:style-name="P1">Diagramme de classe</text:p>
      <text:p text:style-name="P1">=&gt; <text:span text:style-name="T1">modélise les entités du métier</text:span></text:p>
      <text:p text:style-name="P2">=&gt; 2 groupes =&gt; DUC et DC en parallele</text:p>
      <text:p text:style-name="P2">=&gt; pour arriver a ce diagramme</text:p>
      <text:p text:style-name="P2"/>
      <text:p text:style-name="P2">=&gt; Les deux similaires =&gt; confortent dans la validité</text:p>
      <text:p text:style-name="P2">=&gt; manque dans deck =&gt; corresponds bien a une entité métier mais dans l'implem eviter redondance</text:p>
      <text:p text:style-name="P2"/>
      <text:p text:style-name="P2">Test validation</text:p>
      <text:p text:style-name="P2">=&gt; On a donc aussi créer les tests de validations qui découlent des fiches détaillées</text:p>
      <text:p text:style-name="P2">=&gt; sur les 10 UC on du créer 35 tests de validations différents</text:p>
      <text:p text:style-name="P2"/>
      <text:p text:style-name="P2">=&gt;Se connecté</text:p>
      <text:p text:style-name="P2">=&gt; bien que cela ne soit pas très intéressant dans le contenu on a voulu quand même le représenter etant donner que les autres TV on besoin de TV comme contexte</text:p>
      <text:p text:style-name="P2">=&gt; TV autres de connecté =&gt; presenter que un cas car mirro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3S</meta:editing-duration>
    <meta:editing-cycles>3</meta:editing-cycles>
    <meta:generator>LibreOffice/5.2.6.2$Windows_x86 LibreOffice_project/a3100ed2409ebf1c212f5048fbe377c281438fdc</meta:generator>
    <dc:date>2017-10-22T14:26:52.787000000</dc:date>
    <meta:document-statistic meta:table-count="0" meta:image-count="0" meta:object-count="0" meta:page-count="1" meta:paragraph-count="20" meta:word-count="181" meta:character-count="976" meta:non-whitespace-character-count="814"/>
    <meta:user-defined meta:name="Info 1"/>
    <meta:user-defined meta:name="Info 2"/>
    <meta:user-defined meta:name="Info 3"/>
    <meta:user-defined meta:name="Info 4"/>
  </office:meta>
</office:document-meta>
</file>